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46cm"/>
    </style:style>
    <style:style style:name="co1" style:family="table-column">
      <style:table-column-properties style:column-width="1.485cm" style:use-optimal-column-width="false"/>
    </style:style>
    <style:style style:name="co2" style:family="table-column">
      <style:table-column-properties style:column-width="1.512cm" style:use-optimal-column-width="false"/>
    </style:style>
    <style:style style:name="ro1" style:family="table-row">
      <style:table-row-properties style:row-height="2.056cm"/>
    </style:style>
    <style:style style:name="ro2" style:family="table-row">
      <style:table-row-properties style:row-height="2.062cm"/>
    </style:style>
    <style:style style:name="ce1" style:family="table-cell">
      <style:text-properties style:font-name="Utopia" fo:font-size="10pt" style:font-size-asian="10pt" style:font-size-complex="10pt"/>
    </style:style>
    <style:style style:name="ce2" style:family="table-cell">
      <style:text-properties style:font-name="Utopia" fo:font-size="9pt" fo:font-weight="bold" style:font-size-asian="9pt" style:font-weight-asian="bold" style:font-size-complex="9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Utopia"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style:font-name="Utopia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style:font-name="Utopia" fo:font-size="11pt" style:font-size-asian="11pt" style:font-size-complex="11pt"/>
    </style:style>
    <style:style style:name="T1" style:family="text">
      <style:text-properties style:font-name="Utopia" fo:font-size="20pt" style:font-size-asian="20pt" style:font-size-complex="20pt"/>
    </style:style>
    <style:style style:name="T2" style:family="text">
      <style:text-properties style:font-name="Utopi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876cm" svg:height="2.996cm" svg:x="2.062cm" svg:y="11.922cm">
          <draw:text-box>
            <text:p text:style-name="P1"><text:span text:style-name="T1">Table 3.</text:span></text:p>
            <text:p text:style-name="P1"><text:span text:style-name="T2"><text:s/></text:span><text:span text:style-name="T2">Test results for libpHash perceptual hashes: dct image hash based on the discrete cosine transform, radial image hash based on radon transform, bmb image hash based on relative mean values of sub-blocks of image, and the mexican hat image hash, based on a Testmexican hat wavelet.</text:span></text:p>
            <text:p><text:span text:style-name="T2"/></text:p>
          </draw:text-box>
        </draw:frame>
        <draw:frame draw:style-name="standard" draw:layer="layout" svg:width="25.271cm" svg:height="10.285cm" svg:x="1.381cm" svg:y="1.3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T1/T2</text:p>
              </table:table-cell>
              <table:table-cell>
                <text:p text:style-name="P3">blur</text:p>
              </table:table-cell>
              <table:table-cell>
                <text:p text:style-name="P3">noise</text:p>
              </table:table-cell>
              <table:table-cell>
                <text:p text:style-name="P3">rot’d</text:p>
              </table:table-cell>
              <table:table-cell>
                <text:p text:style-name="P3">shear</text:p>
              </table:table-cell>
              <table:table-cell>
                <text:p text:style-name="P3">crop</text:p>
              </table:table-cell>
              <table:table-cell>
                <text:p text:style-name="P3">occluded</text:p>
              </table:table-cell>
              <table:table-cell>
                <text:p text:style-name="P3">h-flip</text:p>
              </table:table-cell>
              <table:table-cell>
                <text:p text:style-name="P3">v-flip</text:p>
              </table:table-cell>
              <table:table-cell>
                <text:p text:style-name="P3">bright</text:p>
              </table:table-cell>
              <table:table-cell>
                <text:p text:style-name="P3">dark</text:p>
              </table:table-cell>
              <table:table-cell>
                <text:p text:style-name="P3">histeq</text:p>
              </table:table-cell>
              <table:table-cell>
                <text:p text:style-name="P3">compress</text:p>
              </table:table-cell>
              <table:table-cell>
                <text:p text:style-name="P3">decimate</text:p>
              </table:table-cell>
              <table:table-cell>
                <text:p text:style-name="P3">upscale</text:p>
              </table:table-cell>
              <table:table-cell>
                <text:p text:style-name="P3">downscale</text:p>
              </table:table-cell>
            </table:table-row>
            <table:table-row table:style-name="ro1" table:default-cell-style-name="ce3">
              <table:table-cell table:style-name="ce2">
                <text:p text:style-name="P3">dct</text:p>
                <text:p text:style-name="P3">img</text:p>
                <text:p text:style-name="P3">phash</text:p>
              </table:table-cell>
              <table:table-cell>
                <text:p text:style-name="P4">6.6/</text:p>
                <text:p text:style-name="P4">18.8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.77/</text:p>
                <text:p text:style-name="P4">0.31</text:p>
              </table:table-cell>
              <table:table-cell>
                <text:p text:style-name="P4">0.92/</text:p>
                <text:p text:style-name="P4">0.73</text:p>
              </table:table-cell>
              <table:table-cell>
                <text:p text:style-name="P4">0.84/</text:p>
                <text:p text:style-name="P4">0.52</text:p>
              </table:table-cell>
              <table:table-cell>
                <text:p text:style-name="P4">0.10/</text:p>
                <text:p text:style-name="P4">0.003</text:p>
              </table:table-cell>
              <table:table-cell>
                <text:p text:style-name="P4">0.90/</text:p>
                <text:p text:style-name="P4">0.76</text:p>
              </table:table-cell>
              <table:table-cell>
                <text:p text:style-name="P4">0.90/</text:p>
                <text:p text:style-name="P4">0.77</text:p>
              </table:table-cell>
              <table:table-cell>
                <text:p text:style-name="P4">0.35/</text:p>
                <text:p text:style-name="P4">0.04</text:p>
              </table:table-cell>
              <table:table-cell>
                <text:p text:style-name="P4">0.45/</text:p>
                <text:p text:style-name="P4">0.06</text:p>
              </table:table-cell>
              <table:table-cell>
                <text:p text:style-name="P4">0.31/</text:p>
                <text:p text:style-name="P4">0.05</text:p>
              </table:table-cell>
              <table:table-cell>
                <text:p text:style-name="P4">0/0</text:p>
              </table:table-cell>
              <table:table-cell>
                <text:p text:style-name="P4">0.001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</table:table-row>
            <table:table-row table:style-name="ro1" table:default-cell-style-name="ce3">
              <table:table-cell table:style-name="ce2">
                <text:p text:style-name="P3">radial</text:p>
                <text:p text:style-name="P3">phash</text:p>
              </table:table-cell>
              <table:table-cell>
                <text:p text:style-name="P4">0.11/</text:p>
                <text:p text:style-name="P4">0.43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.49/</text:p>
                <text:p text:style-name="P4">0.01</text:p>
              </table:table-cell>
              <table:table-cell>
                <text:p text:style-name="P4">0.87/</text:p>
                <text:p text:style-name="P4">0.59</text:p>
              </table:table-cell>
              <table:table-cell>
                <text:p text:style-name="P4">0.27/</text:p>
                <text:p text:style-name="P4">0.07</text:p>
              </table:table-cell>
              <table:table-cell>
                <text:p text:style-name="P4">0.04/</text:p>
                <text:p text:style-name="P4">0</text:p>
              </table:table-cell>
              <table:table-cell>
                <text:p text:style-name="P4">0.88/</text:p>
                <text:p text:style-name="P4">0.60</text:p>
              </table:table-cell>
              <table:table-cell>
                <text:p text:style-name="P4">0.88/</text:p>
                <text:p text:style-name="P4">0.60</text:p>
              </table:table-cell>
              <table:table-cell>
                <text:p text:style-name="P4">0.31/</text:p>
                <text:p text:style-name="P4">0.07</text:p>
              </table:table-cell>
              <table:table-cell>
                <text:p text:style-name="P4">0.26/</text:p>
                <text:p text:style-name="P4">0.08</text:p>
              </table:table-cell>
              <table:table-cell>
                <text:p text:style-name="P4">0.27/</text:p>
                <text:p text:style-name="P4">0.09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</table:table-row>
            <table:table-row table:style-name="ro1" table:default-cell-style-name="ce3">
              <table:table-cell table:style-name="ce2">
                <text:p text:style-name="P3">bmb</text:p>
                <text:p text:style-name="P3">phash</text:p>
              </table:table-cell>
              <table:table-cell>
                <text:p text:style-name="P4">33.7/</text:p>
                <text:p text:style-name="P4">75.4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.34/</text:p>
                <text:p text:style-name="P4">0.007</text:p>
              </table:table-cell>
              <table:table-cell>
                <text:p text:style-name="P4">0.83/</text:p>
                <text:p text:style-name="P4">0.31</text:p>
              </table:table-cell>
              <table:table-cell>
                <text:p text:style-name="P4">0.59/</text:p>
                <text:p text:style-name="P4">0.06</text:p>
              </table:table-cell>
              <table:table-cell>
                <text:p text:style-name="P4">0.004</text:p>
                <text:p text:style-name="P4">0.001</text:p>
              </table:table-cell>
              <table:table-cell>
                <text:p text:style-name="P4">0.74/</text:p>
                <text:p text:style-name="P4">0.33</text:p>
              </table:table-cell>
              <table:table-cell>
                <text:p text:style-name="P4">0.88/</text:p>
                <text:p text:style-name="P4">0.66</text:p>
              </table:table-cell>
              <table:table-cell>
                <text:p text:style-name="P4">0.83/</text:p>
                <text:p text:style-name="P4">0.60</text:p>
              </table:table-cell>
              <table:table-cell>
                <text:p text:style-name="P4">0.81/</text:p>
                <text:p text:style-name="P4">0.44</text:p>
              </table:table-cell>
              <table:table-cell>
                <text:p text:style-name="P4">0.55/</text:p>
                <text:p text:style-name="P4">0.22</text:p>
              </table:table-cell>
              <table:table-cell>
                <text:p text:style-name="P4">0/0</text:p>
              </table:table-cell>
              <table:table-cell>
                <text:p text:style-name="P4">0.003</text:p>
                <text:p text:style-name="P4">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</table:table-row>
            <table:table-row table:style-name="ro2" table:default-cell-style-name="ce3">
              <table:table-cell table:style-name="ce2">
                <text:p text:style-name="P3">mh</text:p>
                <text:p text:style-name="P3">phash</text:p>
              </table:table-cell>
              <table:table-cell>
                <text:p text:style-name="P4">0.46/</text:p>
                <text:p text:style-name="P4">0.48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.81/</text:p>
                <text:p text:style-name="P4">0.58</text:p>
              </table:table-cell>
              <table:table-cell>
                <text:p text:style-name="P4">0.63/</text:p>
                <text:p text:style-name="P4">0.31</text:p>
              </table:table-cell>
              <table:table-cell>
                <text:p text:style-name="P4">0.92/</text:p>
                <text:p text:style-name="P4">0.76</text:p>
              </table:table-cell>
              <table:table-cell>
                <text:p text:style-name="P4">0/0</text:p>
              </table:table-cell>
              <table:table-cell>
                <text:p text:style-name="P4">0.79/</text:p>
                <text:p text:style-name="P4">0.59</text:p>
              </table:table-cell>
              <table:table-cell>
                <text:p text:style-name="P4">0.89/</text:p>
                <text:p text:style-name="P4">0.7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  <table:table-cell>
                <text:p text:style-name="P4">0/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14:22:37.609740294</meta:creation-date>
    <dc:date>2019-04-10T18:16:42.130620247</dc:date>
    <meta:editing-duration>PT19M49S</meta:editing-duration>
    <meta:editing-cycles>5</meta:editing-cycles>
    <meta:generator>LibreOffice/5.2.7.2$Linux_X86_64 LibreOffice_project/20m0$Build-2</meta:generator>
    <meta:document-statistic meta:object-count="2"/>
  </office:meta>
</office:document-meta>
</file>